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2.09cm" fo:margin-right="0cm" fo:text-indent="-2.064cm" style:auto-text-indent="false" style:page-number="auto"/>
    </style:style>
    <style:style style:name="P2" style:family="paragraph" style:parent-style-name="Standard">
      <style:paragraph-properties fo:margin-left="2.09cm" fo:margin-right="0cm" fo:text-indent="-2.064cm" style:auto-text-indent="false"/>
    </style:style>
    <style:style style:name="P3" style:family="paragraph" style:parent-style-name="Standard">
      <style:paragraph-properties fo:margin-left="2.09cm" fo:margin-right="0cm" fo:text-align="center" style:justify-single-word="false" fo:text-indent="-2.064cm" style:auto-text-indent="false"/>
      <style:text-properties fo:color="#ff0000" fo:font-size="16pt" fo:font-weight="bold" style:font-size-asian="16pt" style:font-weight-asian="bold" style:font-size-complex="16pt" style:font-weight-complex="bold"/>
    </style:style>
    <style:style style:name="P4" style:family="paragraph" style:parent-style-name="Standard">
      <style:paragraph-properties fo:margin-left="2.09cm" fo:margin-right="0cm" fo:text-align="center" style:justify-single-word="false" fo:text-indent="-2.064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2.09cm" fo:margin-right="0cm" fo:text-align="center" style:justify-single-word="false" fo:text-indent="-2.064cm" style:auto-text-indent="false"/>
      <style:text-properties fo:color="#ff0000" fo:font-size="12pt" fo:font-weight="bold" style:font-size-asian="12pt" style:font-weight-asian="bold" style:font-size-complex="12pt" style:font-weight-complex="bold"/>
    </style:style>
    <style:style style:name="P6" style:family="paragraph" style:parent-style-name="Standard">
      <style:paragraph-properties fo:margin-left="2.09cm" fo:margin-right="0cm" fo:text-align="center" style:justify-single-word="false" fo:text-indent="-2.064cm" style:auto-text-indent="false"/>
      <style:text-properties fo:color="#ff0000" fo:font-size="12pt" fo:font-weight="normal" style:font-size-asian="12pt" style:font-weight-asian="normal" style:font-size-complex="12pt" style:font-weight-complex="normal"/>
    </style:style>
    <style:style style:name="P7" style:family="paragraph" style:parent-style-name="Standard">
      <style:paragraph-properties fo:margin-left="2.09cm" fo:margin-right="0cm" fo:text-indent="-2.064cm" style:auto-text-indent="false"/>
      <style:text-properties fo:color="#ff0000" fo:font-weight="bold" style:font-weight-asian="bold" style:font-weight-complex="bold"/>
    </style:style>
    <style:style style:name="P8" style:family="paragraph" style:parent-style-name="Standard">
      <style:paragraph-properties fo:margin-left="2.09cm" fo:margin-right="0cm" fo:text-indent="-2.064cm" style:auto-text-indent="false"/>
      <style:text-properties fo:color="#ff0000" fo:font-style="normal" fo:font-weight="bold" style:font-style-asian="normal" style:font-weight-asian="bold" style:font-style-complex="normal" style:font-weight-complex="bold"/>
    </style:style>
    <style:style style:name="P9" style:family="paragraph" style:parent-style-name="Standard">
      <style:paragraph-properties fo:margin-left="2.09cm" fo:margin-right="0cm" fo:text-indent="-2.064cm" style:auto-text-indent="false"/>
      <style:text-properties style:use-window-font-color="true" fo:font-style="normal" fo:font-weight="normal" style:font-style-asian="normal" style:font-weight-asian="normal" style:font-style-complex="normal" style:font-weight-complex="normal"/>
    </style:style>
    <style:style style:name="P10" style:family="paragraph" style:parent-style-name="Standard">
      <style:paragraph-properties fo:margin-left="2.09cm" fo:margin-right="0cm" fo:text-align="start" style:justify-single-word="false" fo:text-indent="-2.064cm" style:auto-text-indent="false"/>
      <style:text-properties style:use-window-font-color="true" fo:font-size="12pt" fo:font-weight="normal" style:font-size-asian="12pt" style:font-weight-asian="normal" style:font-size-complex="12pt" style:font-weight-complex="normal"/>
    </style:style>
    <style:style style:name="P11" style:family="paragraph" style:parent-style-name="Standard">
      <style:paragraph-properties fo:margin-left="2.09cm" fo:margin-right="0cm" fo:text-align="center" style:justify-single-word="false" fo:text-indent="-2.064cm" style:auto-text-indent="false"/>
      <style:text-properties style:use-window-font-color="true" fo:font-size="12pt" fo:font-weight="normal" style:font-size-asian="12pt" style:font-weight-asian="normal" style:font-size-complex="12pt" style:font-weight-complex="normal"/>
    </style:style>
    <style:style style:name="P12" style:family="paragraph" style:parent-style-name="Standard">
      <style:paragraph-properties fo:margin-left="2.09cm" fo:margin-right="0cm" fo:text-indent="-2.064cm" style:auto-text-indent="false"/>
      <style:text-properties style:use-window-font-color="true" fo:font-weight="normal" style:font-weight-asian="normal" style:font-weight-complex="normal"/>
    </style:style>
    <style:style style:name="P13" style:family="paragraph" style:parent-style-name="Standard" style:master-page-name="">
      <style:paragraph-properties fo:margin-left="2.09cm" fo:margin-right="0cm" fo:text-indent="0.026cm" style:auto-text-indent="false" style:page-number="auto"/>
    </style:style>
    <style:style style:name="P14" style:family="paragraph" style:parent-style-name="Standard" style:master-page-name="">
      <style:paragraph-properties fo:margin-left="2.09cm" fo:margin-right="0cm" fo:text-indent="0.026cm" style:auto-text-indent="false" style:page-number="auto"/>
      <style:text-properties style:use-window-font-color="true" fo:font-weight="normal" style:font-weight-asian="normal" style:font-weight-complex="normal"/>
    </style:style>
    <style:style style:name="P15" style:family="paragraph" style:parent-style-name="Standard" style:master-page-name="">
      <style:paragraph-properties fo:margin-left="2.09cm" fo:margin-right="0cm" fo:text-indent="0.026cm" style:auto-text-indent="false" style:page-number="auto"/>
      <style:text-properties style:use-window-font-color="true" fo:font-style="normal" fo:font-weight="normal" style:font-style-asian="normal" style:font-weight-asian="normal" style:font-style-complex="normal" style:font-weight-complex="normal"/>
    </style:style>
    <style:style style:name="P16" style:family="paragraph" style:parent-style-name="Standard">
      <style:paragraph-properties fo:margin-left="2.09cm" fo:margin-right="0cm" fo:text-indent="0.026cm" style:auto-text-indent="false"/>
    </style:style>
    <style:style style:name="P17" style:family="paragraph" style:parent-style-name="Standard">
      <style:paragraph-properties fo:margin-left="2.09cm" fo:margin-right="0cm" fo:text-indent="0.026cm" style:auto-text-indent="false"/>
      <style:text-properties style:use-window-font-color="true" fo:font-weight="normal" style:font-weight-asian="normal" style:font-weight-complex="normal"/>
    </style:style>
    <style:style style:name="P18" style:family="paragraph" style:parent-style-name="Standard">
      <style:paragraph-properties fo:margin-left="2.09cm" fo:margin-right="0cm" fo:text-indent="0.026cm" style:auto-text-indent="false"/>
      <style:text-properties style:use-window-font-color="true" fo:font-style="normal" fo:font-weight="normal" style:font-style-asian="normal" style:font-weight-asian="normal" style:font-style-complex="normal" style:font-weight-complex="normal"/>
    </style:style>
    <style:style style:name="P19" style:family="paragraph" style:parent-style-name="Standard" style:master-page-name="">
      <style:paragraph-properties fo:margin-left="2.09cm" fo:margin-right="0cm" fo:text-indent="-2.09cm" style:auto-text-indent="false" style:page-number="auto"/>
    </style:style>
    <style:style style:name="P20" style:family="paragraph" style:parent-style-name="Standard">
      <style:paragraph-properties fo:margin-left="2.09cm" fo:margin-right="0cm" fo:text-indent="-2.09cm" style:auto-text-indent="false"/>
    </style:style>
    <style:style style:name="P21" style:family="paragraph" style:parent-style-name="Standard">
      <style:paragraph-properties fo:margin-left="2.09cm" fo:margin-right="0cm" fo:text-indent="-2.09cm" style:auto-text-indent="false"/>
      <style:text-properties style:use-window-font-color="true" fo:font-style="normal" fo:font-weight="normal" style:font-style-asian="normal" style:font-weight-asian="normal" style:font-style-complex="normal" style:font-weight-complex="normal"/>
    </style:style>
    <style:style style:name="P22" style:family="paragraph" style:parent-style-name="Standard">
      <style:paragraph-properties fo:margin-left="2.09cm" fo:margin-right="0cm" fo:text-indent="-2.09cm" style:auto-text-indent="false"/>
      <style:text-properties style:use-window-font-color="true" fo:font-size="16pt" fo:font-style="normal"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margin-left="2.09cm" fo:margin-right="0cm" fo:text-align="center" style:justify-single-word="false" fo:text-indent="-2.09cm" style:auto-text-indent="false"/>
      <style:text-properties style:use-window-font-color="true" fo:font-size="16pt" fo:font-style="normal" fo:font-weight="normal" style:font-size-asian="16pt" style:font-style-asian="normal" style:font-weight-asian="normal" style:font-size-complex="16pt" style:font-style-complex="normal" style:font-weight-complex="normal"/>
    </style:style>
    <style:style style:name="P24" style:family="paragraph" style:parent-style-name="Standard">
      <style:paragraph-properties fo:margin-left="2.09cm" fo:margin-right="0cm" fo:text-align="start" style:justify-single-word="false" fo:text-indent="-2.09cm" style:auto-text-indent="fals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2.09cm" fo:margin-right="0cm" fo:text-indent="-2.09cm" style:auto-text-indent="false"/>
      <style:text-properties fo:color="#ff0000" fo:font-style="normal" fo:font-weight="bold" style:font-style-asian="normal" style:font-weight-asian="bold" style:font-style-complex="normal" style:font-weight-complex="bold"/>
    </style:style>
    <style:style style:name="P26" style:family="paragraph" style:parent-style-name="Standard">
      <style:paragraph-properties fo:margin-left="2.09cm" fo:margin-right="0cm" fo:text-align="center" style:justify-single-word="false" fo:text-indent="-2.09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paragraph-properties fo:margin-left="2.09cm" fo:margin-right="0cm" fo:text-align="center" style:justify-single-word="false" fo:text-indent="-2.09cm" style:auto-text-indent="false"/>
      <style:text-properties fo:color="#ff0000" fo:font-size="16pt" fo:font-style="normal"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2.09cm" fo:margin-right="0cm" fo:text-align="center" style:justify-single-word="false" fo:text-indent="-2.09cm" style:auto-text-indent="false"/>
      <style:text-properties fo:color="#ff0000"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paragraph-properties fo:margin-left="2.09cm" fo:margin-right="0cm" fo:text-align="center" style:justify-single-word="false" fo:text-indent="-2.09cm" style:auto-text-indent="false"/>
      <style:text-properties fo:color="#ff0000"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2.09cm" fo:margin-right="0cm" fo:text-align="start" style:justify-single-word="false" fo:text-indent="-2.09cm" style:auto-text-indent="false"/>
      <style:text-properties fo:color="#ff0000"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master-page-name="">
      <style:paragraph-properties fo:margin-left="2.09cm" fo:margin-right="0cm" fo:text-indent="-0.053cm" style:auto-text-indent="false" style:page-number="auto"/>
    </style:style>
    <style:style style:name="P32" style:family="paragraph" style:parent-style-name="Standard">
      <style:paragraph-properties fo:margin-left="2.09cm" fo:margin-right="0cm" fo:text-indent="-0.053cm" style:auto-text-indent="false"/>
    </style:style>
    <style:style style:name="P33" style:family="paragraph" style:parent-style-name="Standard" style:master-page-name="">
      <style:paragraph-properties fo:margin-left="2.117cm" fo:margin-right="0cm" fo:text-indent="-2.09cm" style:auto-text-indent="false" style:page-number="auto"/>
    </style:style>
    <style:style style:name="P34" style:family="paragraph" style:parent-style-name="Standard" style:master-page-name="">
      <style:paragraph-properties fo:margin-left="2.037cm" fo:margin-right="0cm" fo:text-indent="0cm" style:auto-text-indent="false" style:page-number="auto"/>
    </style:style>
    <style:style style:name="P35" style:family="paragraph" style:parent-style-name="Standard">
      <style:paragraph-properties fo:margin-left="2.143cm" fo:margin-right="0cm" fo:text-indent="-2.17cm" style:auto-text-indent="false"/>
    </style:style>
    <style:style style:name="P36" style:family="paragraph" style:parent-style-name="Standard" style:master-page-name="">
      <style:paragraph-properties fo:margin-left="2.143cm" fo:margin-right="0cm" fo:text-indent="-2.17cm" style:auto-text-indent="false" style:page-number="auto"/>
    </style:style>
    <style:style style:name="P37" style:family="paragraph" style:parent-style-name="Standard">
      <style:paragraph-properties fo:text-align="center" style:justify-single-word="false"/>
      <style:text-properties fo:color="#ff0000" fo:font-size="16pt" fo:font-weight="bold" style:font-size-asian="16pt" style:font-weight-asian="bold" style:font-size-complex="16pt" style:font-weight-complex="bold"/>
    </style:style>
    <style:style style:name="P38" style:family="paragraph" style:parent-style-name="Standard">
      <style:paragraph-properties fo:margin-left="0.026cm" fo:margin-right="0cm" fo:text-align="center" style:justify-single-word="false" fo:text-indent="0cm" style:auto-text-indent="false"/>
      <style:text-properties style:use-window-font-color="true" fo:font-size="16pt" fo:font-weight="normal" style:font-size-asian="16pt" style:font-weight-asian="normal" style:font-size-complex="16pt" style:font-weight-complex="normal"/>
    </style:style>
    <style:style style:name="P39" style:family="paragraph" style:parent-style-name="Standard">
      <style:paragraph-properties fo:margin-left="2.09cm" fo:margin-right="0cm" fo:text-align="start" style:justify-single-word="false" fo:text-indent="-0.026cm" style:auto-text-indent="false"/>
      <style:text-properties fo:color="#0000ff"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master-page-name="">
      <style:paragraph-properties fo:margin-left="2.09cm" fo:margin-right="0cm" fo:text-align="start" style:justify-single-word="false" fo:text-indent="-0.026cm" style:auto-text-indent="false" style:page-number="auto"/>
      <style:text-properties fo:color="#0000ff"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master-page-name="">
      <style:paragraph-properties fo:margin-left="2.09cm" fo:margin-right="0cm" fo:text-align="start" style:justify-single-word="false" fo:text-indent="-0.026cm" style:auto-text-indent="false" style:page-number="auto"/>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master-page-name="">
      <style:paragraph-properties fo:margin-left="2.09cm" fo:margin-right="0cm" fo:text-align="start" style:justify-single-word="false" fo:text-indent="-2.117cm" style:auto-text-indent="false" style:page-number="auto"/>
      <style:text-properties fo:color="#ff0000"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master-page-name="">
      <style:paragraph-properties fo:margin-left="2.09cm" fo:margin-right="0cm" fo:text-align="start" style:justify-single-word="false" fo:text-indent="0cm" style:auto-text-indent="false" style:page-number="auto"/>
      <style:text-properties fo:color="#0000ff"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use-window-font-color="true" fo:font-size="12pt" fo:font-weight="normal" style:font-size-asian="12pt" style:font-weight-asian="normal" style:font-size-complex="12pt" style:font-weight-complex="normal"/>
    </style:style>
    <style:style style:name="P45" style:family="paragraph" style:parent-style-name="Standard">
      <style:paragraph-properties fo:margin-left="2.09cm" fo:margin-right="0cm" fo:text-indent="-2.09cm" style:auto-text-indent="false"/>
      <style:text-properties style:use-window-font-color="true" fo:font-style="normal" fo:font-weight="normal" style:font-style-asian="normal" style:font-weight-asian="normal" style:font-style-complex="normal" style:font-weight-complex="normal"/>
    </style:style>
    <style:style style:name="P46" style:family="paragraph" style:parent-style-name="Standard">
      <style:paragraph-properties fo:margin-left="2.09cm" fo:margin-right="0cm" fo:text-indent="-2.064cm" style:auto-text-indent="false"/>
    </style:style>
    <style:style style:name="P47" style:family="paragraph" style:parent-style-name="Standard">
      <style:paragraph-properties fo:margin-left="2.09cm" fo:margin-right="0cm" fo:text-align="start" style:justify-single-word="false" fo:text-indent="-2.064cm" style:auto-text-indent="false"/>
      <style:text-properties style:use-window-font-color="true" fo:font-size="12pt" fo:font-weight="normal" style:font-size-asian="12pt" style:font-weight-asian="normal" style:font-size-complex="12pt" style:font-weight-complex="normal"/>
    </style:style>
    <style:style style:name="P48" style:family="paragraph" style:parent-style-name="Standard" style:list-style-name="L1">
      <style:paragraph-properties fo:margin-left="2.09cm" fo:margin-right="0cm" fo:text-align="start" style:justify-single-word="false" fo:text-indent="-2.064cm" style:auto-text-indent="false"/>
      <style:text-properties style:use-window-font-color="true" fo:font-size="12pt" fo:font-weight="normal" style:font-size-asian="12pt" style:font-weight-asian="normal" style:font-size-complex="12pt" style:font-weight-complex="normal"/>
    </style:style>
    <style:style style:name="P49" style:family="paragraph" style:parent-style-name="Standard">
      <style:paragraph-properties fo:margin-left="2.09cm" fo:margin-right="0cm" fo:text-align="center" style:justify-single-word="false" fo:text-indent="-2.064cm" style:auto-text-indent="false"/>
      <style:text-properties style:use-window-font-color="true" fo:font-size="12pt" fo:font-weight="normal" style:font-size-asian="12pt" style:font-weight-asian="normal" style:font-size-complex="12pt" style:font-weight-complex="normal"/>
    </style:style>
    <style:style style:name="P50" style:family="paragraph" style:parent-style-name="Standard">
      <style:paragraph-properties fo:margin-left="2.09cm" fo:margin-right="0cm" fo:text-indent="-2.064cm" style:auto-text-indent="false"/>
      <style:text-properties fo:color="#ff0000" fo:font-style="normal" fo:font-weight="bold" style:font-style-asian="normal" style:font-weight-asian="bold" style:font-style-complex="normal" style:font-weight-complex="bold"/>
    </style:style>
    <style:style style:name="P51" style:family="paragraph" style:parent-style-name="Standard">
      <style:paragraph-properties fo:margin-left="0cm" fo:margin-right="0cm" fo:text-align="start" style:justify-single-word="false" fo:text-indent="0cm" style:auto-text-indent="false"/>
      <style:text-properties style:use-window-font-color="true" fo:font-size="12pt" fo:font-weight="normal" style:font-size-asian="12pt" style:font-weight-asian="normal" style:font-size-complex="12pt" style:font-weight-complex="normal"/>
    </style:style>
    <style:style style:name="P52" style:family="paragraph" style:parent-style-name="Standard" style:list-style-name="L1">
      <style:paragraph-properties fo:margin-left="0cm" fo:margin-right="0cm" fo:text-align="start" style:justify-single-word="false" fo:text-indent="0cm" style:auto-text-indent="false"/>
      <style:text-properties style:use-window-font-color="true"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ff0000" fo:font-size="12pt" fo:font-weight="bold" style:font-size-asian="12pt" style:font-weight-asian="bold" style:font-size-complex="12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style="normal" fo:font-weight="bold" style:font-style-asian="normal" style:font-weight-asian="bold" style:font-style-complex="normal" style:font-weight-complex="bold"/>
    </style:style>
    <style:style style:name="T4" style:family="text">
      <style:text-properties fo:color="#ff0000" fo:font-style="normal" fo:font-weight="normal" style:font-style-asian="normal" style:font-weight-asian="normal" style:font-style-complex="normal" style:font-weight-complex="normal"/>
    </style:style>
    <style:style style:name="T5" style:family="text">
      <style:text-properties style:use-window-font-color="true" fo:font-weight="bold" style:font-weight-asian="bold" style:font-weight-complex="bold"/>
    </style:style>
    <style:style style:name="T6" style:family="text">
      <style:text-properties style:use-window-font-color="true" fo:font-weight="normal" style:font-weight-asian="normal" style:font-weight-complex="normal"/>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style:use-window-font-color="true" fo:font-style="normal" fo:font-weight="bold" style:font-style-asian="normal" style:font-weight-asian="bold" style:font-style-complex="normal" style:font-weight-complex="bold"/>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normal" fo:font-weight="normal" style:font-style-asian="normal" style:font-weight-asian="normal" style:font-style-complex="normal" style:font-weight-complex="normal"/>
    </style:style>
    <style:style style:name="T13" style:family="text">
      <style:text-properties fo:color="#0000ff" fo:font-style="normal" fo:font-weight="bold" style:font-style-asian="normal" style:font-weight-asian="bold" style:font-style-complex="normal" style:font-weight-complex="bold"/>
    </style:style>
    <style:style style:name="T14" style:family="text">
      <style:text-properties fo:color="#0000ff" fo:background-color="transparent"/>
    </style:style>
    <style:style style:name="T15" style:family="text">
      <style:text-properties fo:color="#0000ff"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color="#ff99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eb Development - Tools and Packages</text:p>
      <text:p text:style-name="Standard">These notes were prompted by not understanding frequently quoted package/product names such as NPM, Composer, node.js, redux, reactjs etc etc.</text:p>
      <text:p text:style-name="Standard"/>
      <text:p text:style-name="Standard">This is an ongoing attempt to list the most frequently quoted "names" and explain what they are and where they fit in.</text:p>
      <text:p text:style-name="Standard"/>
      <text:p text:style-name="P3">General</text:p>
      <text:p text:style-name="P36"><text:span text:style-name="T2">Javascript:</text:span> The main language of modern browsers, allowing scripts to manipulate the DOM in response to various events.</text:p>
      <text:p text:style-name="P35"><text:span text:style-name="T2">Typescript:</text:span> TypeScript (from Microsoft) is a superset of JavaScript which primarily provides optional static typing, classes and interfaces. One of the big benefits is to enable IDEs to provide a richer environment for spotting common errors as you type the code.</text:p>
      <text:p text:style-name="P35"><text:span text:style-name="T2">CoffeeScript:</text:span>CoffeeScript is a programming language that transcompiles to JavaScript. It adds syntactic sugar inspired by Ruby, Python and Haskell in an effort to enhance JavaScript's brevity and readability.</text:p>
      <text:p text:style-name="P1"><text:span text:style-name="T2">JQuery:</text:span> <text:tab/>A Javascript library of functions that simplifies syntax for many people, and also takes care of many cross-browser issues. Compiles to Javascript.</text:p>
      <text:p text:style-name="P2"><text:span text:style-name="T2">CSS:</text:span> <text:tab/>Cascading Sytle Sheets. A language to define styles of HTML elements.</text:p>
      <text:p text:style-name="P19"><text:span text:style-name="T2">CSS Framework:</text:span> A <text:span text:style-name="T9">CSS framework</text:span> (eg <text:span text:style-name="T9">Bootstrap, W3, Materialize</text:span><text:span text:style-name="T18">[Google Styles]</text:span><text:span text:style-name="T9"> and Foundation</text:span>) is a pre-prepared <text:s/>framework to to enable easier, more standards-compliant web design using the CSS language. Most of these frameworks contain at least a grid. More functional frameworks also come with more features and additional JavaScript based functions, but are mostly design oriented and unobtrusive.</text:p>
      <text:p text:style-name="P32">CSS frameworks are usually incorporated as external .css sheets referenced in the HTML &lt;head&gt;</text:p>
      <text:p text:style-name="P32">Some authors use them mostly for rapid prototyping, or for learning from, and prefer to 'handcraft' CSS that is appropriate to each published site without the design, maintenance and download overhead of having many unused features in the site's styling.</text:p>
      <text:p text:style-name="P36"><text:span text:style-name="T2">CSS Structure: </text:span><text:span text:style-name="T15">BEM</text:span> - The Block, Element, Modifier methodology (commonly referred to as BEM) is a popular naming convention for classes in HTML and CSS.</text:p>
      <text:p text:style-name="P2"><text:span text:style-name="T2">HTML:</text:span> <text:tab/>HyperText Markup Language. The main language to create documents for display by browsers. Browsers interpret HTML and CSS files together and create a Document Object Model (DOM). The DOM is then rendered (drawn) by the browser. Javascript scripts embedded in HTML documents (inside &lt;script&gt; tags, can be used to manipulate the DOM.</text:p>
      <text:p text:style-name="P2"><text:span text:style-name="T2">HTTP:</text:span><text:tab/>HyperText Transmission Protocol. The main communications protocol used to send requests and responses between Web clients (Browsers mostly) and Web Servers.</text:p>
      <text:p text:style-name="P2"><text:span text:style-name="T2">cURL:</text:span><text:tab/>The best known example of a web client that is NOT a browser. Its a command line tool that can send HTTP requests (as well as requests in many other protocols – such as FTP). </text:p>
      <text:p text:style-name="P31">As well as being command line tool it is also available as a PHP extension (dll in windows), allowing curl commands to be executed as PHP statements.</text:p>
      <text:p text:style-name="P32">A typical use in PHP might be to perform an ajax request on an external site to get information to put in a web page being constructed.</text:p>
      <text:p text:style-name="P2"><text:span text:style-name="T2">FTP:</text:span><text:tab/>File Transfer Protocol. The main communications protocol used to send requests and responses ( for general files) between FTP Clients and FTP Servers.</text:p>
      <text:p text:style-name="P2"><text:span text:style-name="T2">Apache:</text:span><text:tab/>A very common and popular web server. Apache is often bundled with mySQL and PHP ( and as such called <text:span text:style-name="T1">WAMP</text:span>) to provide a "complete" web server capability. </text:p>
      <text:p text:style-name="P2"/>
      <text:p text:style-name="P3"><text:soft-page-break/>NodelJS</text:p>
      <text:p text:style-name="P2"><text:span text:style-name="T2">Nodejs:</text:span><text:tab/>Node.js is a server-side platform built on <text:span text:style-name="T9">Google Chrome's JavaScript Engine (V8 Engine)</text:span>. A computer language based<text:span text:style-name="T6"> on Javascript for use outside of browsers. <text:s/>Nodejs itself is written in C++. </text:span></text:p>
      <text:p text:style-name="P14">There are MANY packages written in Nodejs.</text:p>
      <text:p text:style-name="P17">When nodejs is installed you can write a program into a "progname".js file.</text:p>
      <text:p text:style-name="P16"><text:span text:style-name="T6">To run is use </text:span><text:span text:style-name="T10">node progname.js</text:span></text:p>
      <text:p text:style-name="P16"><text:span text:style-name="T10">Nodejs is frequently used as a web server. </text:span><text:span text:style-name="T6">Meaning you write a nodejs program that runs a web server and processes requests. This is very simple to do. Nodejs can read the file system and connect to databases ( eg mySQL) so functions as a scriping language.</text:span></text:p>
      <text:p text:style-name="P19"><text:span text:style-name="T2">NPM: </text:span><text:span text:style-name="T5"><text:s text:c="2"/></text:span><text:span text:style-name="T6"><text:s text:c="7"/>Nodejs Package Manager. It is written in Nodejs. This is very commonly used to </text:span><text:span text:style-name="T6">download nodejs packages and their dependencies.</text:span></text:p>
      <text:p text:style-name="P13"><text:span text:style-name="T6">Use </text:span><text:span text:style-name="T10">npm install </text:span><text:span text:style-name="T11">package-name </text:span><text:span text:style-name="T7">to install package-name. Will be installed in C:\Users\My Name\node_modules\package-name.</text:span></text:p>
      <text:p text:style-name="P18">NPM is also often used to install non nodejs packages.</text:p>
      <text:p text:style-name="P18">You need to register with NPM (free) to peruse available packages – but you can install without registration if you know the package name.</text:p>
      <text:p text:style-name="P19"><text:span text:style-name="T3">Express: </text:span><text:span text:style-name="T7"><text:s text:c="4"/>This is a framework written as a </text:span><text:span text:style-name="T3">nodejs</text:span><text:span text:style-name="T7"> package (collection of modules). It is described as "fast and minimalist".</text:span></text:p>
      <text:p text:style-name="P20"><text:span text:style-name="T3">Gulp:</text:span><text:span text:style-name="T7"><text:tab/>A nodejs package to automate and sequence workflow steps to build and deploy (web) applications. Can be used for example to automate the steps of preprocessing CSS files, then minimising the result.</text:span></text:p>
      <text:p text:style-name="P20"><text:span text:style-name="T3">Grunt:</text:span><text:span text:style-name="T7"> <text:s text:c="7"/>Billed as </text:span><text:span text:style-name="T12">The JavaScript Task Runner</text:span><text:span text:style-name="T7"> is a nodejs package similar to Gulp – but boasts many aditional plugins.</text:span></text:p>
      <text:p text:style-name="P20"><text:span text:style-name="T3">Less:</text:span><text:span text:style-name="T7"><text:tab/>A css preprocessor written in nodejs. Less programmes ( written in Less language -like css ) is compiled by less.js into css files.</text:span></text:p>
      <text:p text:style-name="P20"><text:span text:style-name="T3">Stylus:</text:span><text:span text:style-name="T7"><text:tab/>A css preprocessor written in nodejs and Jade. Stylus programmes ( written in Stylus language -like css ) is compiled by Stylus into css files. Installs via NPM.</text:span></text:p>
      <text:p text:style-name="P20"><text:span text:style-name="T3">Sass:</text:span><text:span text:style-name="T7"><text:tab/>A css preprocessor – like Less and Sylus.</text:span><text:span text:style-name="T12"> Sass </text:span><text:span text:style-name="T7">is now used by </text:span><text:span text:style-name="T12">Bootstrap 4</text:span><text:span text:style-name="T7">, while earlier versions used </text:span><text:span text:style-name="T12">Less</text:span><text:span text:style-name="T7">.</text:span></text:p>
      <text:p text:style-name="P34"><text:span text:style-name="T13">Note on Sass/Less:</text:span><text:span text:style-name="T7"> Were both originally developed in Ruby – but now ported to several other languages like nodejs and C++. The Ruby based versions still exist and are used, but may be slightly different.</text:span></text:p>
      <text:p text:style-name="P33"><text:span text:style-name="T3">Compass:<text:tab/></text:span><text:span text:style-name="T7">Compass is a Sass framework, designed to make the work of styling the web smooth and efficient. </text:span></text:p>
      <text:p text:style-name="P20"><text:span text:style-name="T3">JSHint:</text:span><text:span text:style-name="T7"><text:tab/>A nodejs program that flags suspicious usage in programs written in JavaScript</text:span></text:p>
      <text:p text:style-name="P20"><text:span text:style-name="T3">PostCSS:</text:span><text:span text:style-name="T7"><text:tab/>PostCSS is a software development tool that uses JavaScript-based plugins to automate routine CSS operations. It is sometimes billed as a CSS preprocessor, but it cannot do this without various plugins, but for sure can sequence in other preprocessors like </text:span><text:span text:style-name="T4">Saas</text:span><text:span text:style-name="T7"> and </text:span><text:span text:style-name="T4">Like</text:span><text:span text:style-name="T7">.</text:span></text:p>
      <text:p text:style-name="P20"><text:span text:style-name="T3">Cordova:</text:span><text:span text:style-name="T7"><text:tab/>Apache Cordova is a mobile application development framework </text:span></text:p>
      <text:p text:style-name="P20"><text:span text:style-name="T3">Browserify:</text:span><text:span text:style-name="T7"> A tool to assist with browser-side development.</text:span></text:p>
      <text:p text:style-name="P20"><text:span text:style-name="T3">Bower:</text:span><text:span text:style-name="T7"><text:tab/>An installation manager for web sites (similar to NPM). Focusses on getting correct versions and dependencies.</text:span></text:p>
      <text:p text:style-name="P21"/>
      <text:p text:style-name="P28">Resources</text:p>
      <text:p text:style-name="P29">(fonts, icons etc)</text:p>
      <text:p text:style-name="P29">(Refer to <text:a xlink:type="simple" xlink:href="https://www.w3schools.com/css/css_icons.asp" text:style-name="Internet_20_link" text:visited-style-name="Visited_20_Internet_20_Link">https://www.w3schools.com/css/css_icons.asp</text:a> for use examples)</text:p>
      <text:p text:style-name="P30">Google Fonts: <text:span text:style-name="T6">A set of fonts available from Google – can be downloaded from google cdn. </text:span></text:p>
      <text:p text:style-name="P40">&lt;link rel="stylesheet" href="https://fonts.googleapis.com/css?family=Tangerine"&gt;</text:p>
      <text:p text:style-name="P30">Google Icons:<text:span text:style-name="T6"> <text:s/>A family of fonts whits draw ICONs representing actions, alerts, menus, navigation etc – can be downloaded from google cdn. Format is </text:span><text:span text:style-name="T10">SVG </text:span><text:span text:style-name="T6">or </text:span><text:span text:style-name="T10">PNGs.</text:span></text:p>
      <text:p text:style-name="P43"><text:soft-page-break/>&lt;link rel="stylesheet" href="https://fonts.googleapis.com/icon?family=Material+Icons" &gt;</text:p>
      <text:p text:style-name="P41">"The material icon font is the easiest way to incorporate material icons with web projects. Google have packaged all the material icons into a single font that takes advantage of the typographic rendering capabilities of modern browsers so that web developers can easily incorporate these icons with only a few lines of code. Each symbol is available in five themes and a range of downloadable sizes and densities."</text:p>
      <text:p text:style-name="P42">FontAwesome:<text:span text:style-name="T6">To use the Font Awesome icons, add the following line inside the &lt;head&gt; section of your HTML page:</text:span></text:p>
      <text:p text:style-name="P39">&lt;link rel="stylesheet" href="https://cdnjs.cloudflare.com/ajax/libs/font-awesome/4.7.0/css/font-awesome.min.css"&gt;</text:p>
      <text:p text:style-name="P30">Bootstrap Icons:<text:span text:style-name="T6"> To use the Bootstrap glyphicons, add the following line inside the &lt;head&gt; section of your HTML page:</text:span></text:p>
      <text:p text:style-name="P30"><text:span text:style-name="T6"><text:tab/></text:span><text:span text:style-name="T10">&lt;link rel="stylesheet" href="https://maxcdn.bootstrapcdn.com/bootstrap/3.3.7/css/bootstrap.min.css"&gt;</text:span></text:p>
      <text:p text:style-name="P24"/>
      <text:p text:style-name="P28">PHP</text:p>
      <text:p text:style-name="P20"><text:span text:style-name="T3">PHP:<text:tab/></text:span><text:span text:style-name="T7">An open source interprative scripting language for web servers.</text:span></text:p>
      <text:p text:style-name="P20"><text:span text:style-name="T3">cakePHP:</text:span><text:span text:style-name="T7"><text:tab/>A PHP framework based on MVC pattern.</text:span></text:p>
      <text:p text:style-name="P20"><text:span text:style-name="T3">Symphony:</text:span><text:span text:style-name="T7"> A PHP framework based on MVC pattern.</text:span></text:p>
      <text:p text:style-name="P20"><text:span text:style-name="T3">Laravel:</text:span><text:span text:style-name="T7"><text:tab/>A PHP framework based on MVC pattern</text:span></text:p>
      <text:p text:style-name="P20"><text:span text:style-name="T3">CodeIgniter:</text:span><text:span text:style-name="T7"> A PHP framework based on MVC pattern</text:span></text:p>
      <text:p text:style-name="P20"><text:span text:style-name="T3">Composer:</text:span><text:span text:style-name="T7"><text:tab/>The main pagkage manager for PHP frameworks, applications, modules and plugins.</text:span></text:p>
      <text:p text:style-name="P21"/>
      <text:p text:style-name="P28">PYTHON</text:p>
      <text:p text:style-name="P20"><text:span text:style-name="T3">Python:<text:tab/></text:span><text:span text:style-name="T7">An open source interprative scripting language.</text:span></text:p>
      <text:p text:style-name="P20"><text:span text:style-name="T3">Django:</text:span><text:span text:style-name="T7"><text:tab/> A Python framework based on MVC pattern.</text:span></text:p>
      <text:p text:style-name="P22"/>
      <text:p text:style-name="P28">Java</text:p>
      <text:p text:style-name="P25">Java:<text:tab/><text:span text:style-name="T6">A cross platform OO development language. Needs Java virtual machine to run. </text:span></text:p>
      <text:p text:style-name="P27"/>
      <text:p text:style-name="P28">Ruby</text:p>
      <text:p text:style-name="P20"><text:span text:style-name="T3">Ruby:</text:span><text:span text:style-name="T7"><text:tab/>An open source interprative development language.</text:span></text:p>
      <text:p text:style-name="P20"><text:span text:style-name="T3">Sass:</text:span><text:span text:style-name="T7"><text:tab/>A css preprocessor written in Ruby. Needs Ruby installed to run.</text:span></text:p>
      <text:p text:style-name="P20"><text:span text:style-name="T3">Rails:</text:span><text:span text:style-name="T7"><text:tab/>As in "Ruby on Rails. A backend web application framework based on Ruby.</text:span></text:p>
      <text:p text:style-name="P21"/>
      <text:p text:style-name="P28">Javascript Testing Tools</text:p>
      <text:p text:style-name="P21"><text:a xlink:type="simple" xlink:href="https://medium.com/welldone-software/an-overview-of-javascript-testing-in-2018-f68950900bc3" text:style-name="Internet_20_link" text:visited-style-name="Visited_20_Internet_20_Link">https://medium.com/welldone-software/an-overview-of-javascript-testing-in-2018-f68950900bc3</text:a></text:p>
      <text:p text:style-name="P21"/>
      <text:p text:style-name="P20"><text:span text:style-name="T3">Jest:</text:span><text:span text:style-name="T7"><text:tab/>An open source JavaScript testing framework built on top of Jasmine, developed by Facebook. Jest is used by Facebook to test all JavaScript code including React applications.</text:span></text:p>
      <text:p text:style-name="P20"><text:span text:style-name="T3">Mocha:</text:span><text:span text:style-name="T7"><text:tab/>A JavaScript test framework running on Node.js and in the browser, making asynchronous testing simple and fun.</text:span></text:p>
      <text:p text:style-name="P20"><text:span text:style-name="T3">Enzyme:</text:span><text:span text:style-name="T7"><text:tab/>A.</text:span></text:p>
      <text:p text:style-name="P20"><text:span text:style-name="T3">Jasmine:</text:span><text:span text:style-name="T7"><text:tab/>A.</text:span></text:p>
      <text:p text:style-name="P20"><text:span text:style-name="T3">Chai</text:span><text:span text:style-name="T7"><text:tab/>A .</text:span></text:p>
      <text:p text:style-name="P21"/>
      <text:p text:style-name="P28">Developement Repositories</text:p>
      <text:p text:style-name="P20"><text:span text:style-name="T3">Git:</text:span><text:span text:style-name="T7"><text:tab/>A </text:span><text:span text:style-name="T12">version control system</text:span><text:span text:style-name="T7"> for tracking changes in computer files and coordinating work on those files among multiple people. </text:span></text:p>
      <text:p text:style-name="P20"><text:soft-page-break/><text:span text:style-name="T3">GitHub:</text:span><text:span text:style-name="T7"><text:tab/>A web-based </text:span><text:span text:style-name="T12">hosting service for version control using Git</text:span><text:span text:style-name="T7">. It is mostly used for computer code. It offers all of the distributed version control and source code management functionality of Git as well as adding its own features. Now owned by MicroSoft.</text:span></text:p>
      <text:p text:style-name="P20"><text:span text:style-name="T2">GitLab:</text:span><text:span text:style-name="T7"><text:tab/>A web-based </text:span><text:span text:style-name="T12">Git-repository manager</text:span><text:span text:style-name="T7"> with wiki and issue-tracking features, using an open-source license, developed by GitLab Inc</text:span></text:p>
      <text:p text:style-name="P20"><text:span text:style-name="T3">Bitbucket:</text:span><text:span text:style-name="T7"> <text:s/>A web-based </text:span><text:span text:style-name="T12">version control repository hosting service</text:span><text:span text:style-name="T7"> owned by Atlassian, for source code and development projects that use either Mercurial or Git revision control systems.</text:span></text:p>
      <text:p text:style-name="P23"/>
      <text:p text:style-name="P28">Front end frameworks (based on Javascript)</text:p>
      <text:p text:style-name="P29">(front end frameworks run in the browser)</text:p>
      <text:p text:style-name="P20"><text:span text:style-name="T3">AngularJS:</text:span><text:span text:style-name="T7">Front end framework based on Javascript.</text:span></text:p>
      <text:p text:style-name="P20"><text:span text:style-name="T3">Angular 4:</text:span><text:span text:style-name="T7"><text:tab/>Later version of AngularJS based on Typescript (compiles to Javascript)</text:span></text:p>
      <text:p text:style-name="P20"><text:span text:style-name="T3">React:</text:span><text:span text:style-name="T7"><text:tab/>Front end framework based on Javascript.</text:span></text:p>
      <text:p text:style-name="P20"><text:span text:style-name="T3">Vue:</text:span><text:span text:style-name="T7"><text:tab/>Front end framework based on Javascript.</text:span></text:p>
      <text:p text:style-name="P20"><text:span text:style-name="T3">MEAN.js:<text:tab/></text:span><text:span text:style-name="T7">A full-stack </text:span><text:span text:style-name="T12">JavaScript</text:span><text:span text:style-name="T7"> solution for building web apps. The </text:span><text:span text:style-name="T12">MEAN</text:span><text:span text:style-name="T7"> stack consists of </text:span><text:span text:style-name="T12">MongoDB</text:span><text:span text:style-name="T7">, </text:span><text:span text:style-name="T12">Express.js</text:span><text:span text:style-name="T7">, </text:span><text:span text:style-name="T12">Angular.js </text:span><text:span text:style-name="T7">and </text:span><text:span text:style-name="T12">Node.js</text:span><text:span text:style-name="T7"> which means you can build web applications on the client and server side with one stack of tools</text:span></text:p>
      <text:p text:style-name="P21"/>
      <text:p text:style-name="P26">Code Editors</text:p>
      <text:p text:style-name="P29">(with language specific context help)</text:p>
      <text:p text:style-name="P25">NotePad++:</text:p>
      <text:p text:style-name="P25">Visual Studio Code: <text:span text:style-name="T6">MicroSoft – derived from Visual Studio IDE.</text:span></text:p>
      <text:p text:style-name="P25">Atom: <text:s/><text:span text:style-name="T6">Produced by github community</text:span></text:p>
      <text:p text:style-name="P25">SublimeText: </text:p>
      <text:p text:style-name="P25"/>
      <text:p text:style-name="P26">Code Playgrounds</text:p>
      <text:p text:style-name="P21"><text:span text:style-name="T2">Codepen.io:</text:span>CodePen is an online community for testing and showcasing user-created HTML, CSS and JavaScript code snippets.</text:p>
      <text:p text:style-name="P25">JSFiddle:</text:p>
      <text:p text:style-name="P25">CSS Deck:</text:p>
      <text:p text:style-name="P25">JS Bin:</text:p>
      <text:p text:style-name="P25">Dabblet:</text:p>
      <text:p text:style-name="P25">Plunker:<text:tab/><text:span text:style-name="T6">(open Source) – includes server side.</text:span></text:p>
      <text:p text:style-name="P25">Liveweave:</text:p>
      <text:p text:style-name="P20"><text:span text:style-name="T2">ESNextbin: </text:span><text:span text:style-name="T7">includes server side.</text:span></text:p>
      <text:p text:style-name="P20"><text:span text:style-name="T3">HyperDev: </text:span><text:span text:style-name="T7"><text:s/>includes server side + nodejs virtual machine.</text:span></text:p>
      <text:p text:style-name="P21"/>
      <text:p text:style-name="P3">MicroSoft</text:p>
      <text:p text:style-name="P9"><text:span text:style-name="T2">Nuget:</text:span><text:tab/>NuGet is an open-source package manager designed for the Microsoft development platform. Since its introduction in 2010, NuGet has evolved into a larger ecosystem of tools and services. NuGet is distributed as a Visual Studio extension.</text:p>
      <text:p text:style-name="P9"><text:span text:style-name="T2">IIS:</text:span><text:tab/>Microsoft's web server. There is a development version called <text:span text:style-name="T9">IIS Express</text:span>. Typically, server side processing is done using versions of Microsoft languages like Visual Basic or C#. However, you can configure IIS to run PHP also.</text:p>
      <text:p text:style-name="P9"><text:span text:style-name="T2">ASP:</text:span><text:tab/><text:span text:style-name="T14">Active Server Pages.</text:span>T<text:span text:style-name="T16">he name given by Microsoft <text:s/>to t</text:span>he original set of tools to develop web server <text:span text:style-name="T16">programs (to create/deliver dynamic web pages). Typically used </text:span><text:span text:style-name="T16">VBScript as the server language and could connect to Microsoft SQL.</text:span></text:p>
      <text:p text:style-name="P9"><text:span text:style-name="T2">ASP.NET:</text:span><text:tab/>The more modern version of ASP is ASP.NET with emphasis more on C# as a server side language. ASP.Net featured support for several software patterns:</text:p>
      <text:p text:style-name="P9"><text:soft-page-break/><text:tab/><text:span text:style-name="T9">ASP.NET Web Pages</text:span> is an SPA application model (Single Page Application).The SPA model is quite similar to PHP and Classic ASP.</text:p>
      <text:p text:style-name="P9"><text:tab/><text:span text:style-name="T9">ASP.NET MVC</text:span> is an MVC application model (Model-View-Controller)</text:p>
      <text:p text:style-name="P9"><text:tab/><text:span text:style-name="T9">ASP.NET API</text:span> is an API application model (Application Programming Interface).</text:p>
      <text:p text:style-name="P9"><text:tab/><text:span text:style-name="T9">ASP.NET Web</text:span> Forms is an event driven application model.</text:p>
      <text:p text:style-name="P9"><text:tab/><text:span text:style-name="T9">ASP.NET Razor – Markup. </text:span>Razor is a markup syntax that lets you embed server-based code (Visual Basic and C#) into web pages. Razor has the power of traditional ASP.NET markup, but it is easier to use, and easier to learn. Razor uses a syntax very similar to PHP and Classic ASP. - ie Microsoft's andswer to PHP.</text:p>
      <text:p text:style-name="P9"><text:span text:style-name="T2">ASP.NET Core:</text:span> The even more modern version of ASP. <text:span text:style-name="T9">ASP.NET Core</text:span> merges ASP.NET MVC, ASP.NET Web API, and ASP.NET Web Pages into one application framework.</text:p>
      <text:p text:style-name="P9"><text:span text:style-name="T2">Cordona:</text:span><text:tab/>The help system built into Windows 10 and later devices.</text:p>
      <text:p text:style-name="P9"><text:span text:style-name="T2">Visual Studio</text:span>: The integrated development environment (IDE) mainly used for developing and debugging MS applications.</text:p>
      <text:p text:style-name="P9"><text:span text:style-name="T2">Visual Studio Code:</text:span> The code editor extracted from Visual Studio, and published separately. It has plugins for a wide range of languages such as CSS, HTML, PHP etc.</text:p>
      <text:p text:style-name="P9"/>
      <text:p text:style-name="P4">MicroSoft runtime platforms</text:p>
      <text:p text:style-name="P15">Prior to Windows 10, Applications were compiled into native executables and DLLs. They could also be cross compiled for other machines.</text:p>
      <text:p text:style-name="P18"/>
      <text:p text:style-name="P18">From win10 onwards, the execution framwork became more virtual machine-like, as per Java and Java virtual machine. </text:p>
      <text:p text:style-name="P18"/>
      <text:p text:style-name="P9"><text:span text:style-name="T2">CLI:</text:span><text:tab/>Common Language Interface. <text:s text:c="2"/>The protocol that VB and C# must adhere to in order to compile successfully into CIL.</text:p>
      <text:p text:style-name="P2"><text:span text:style-name="T3">CIL:</text:span><text:tab/>Common Interface Language. <text:s text:c="2"/>The language (instruction set) of the virtual machine.</text:p>
      <text:p text:style-name="P2"><text:span text:style-name="T3">CLR:</text:span><text:tab/>Common Language Runtime. <text:s text:c="2"/>The virtual machine that runs CIL programs.</text:p>
      <text:p text:style-name="P2"><text:span text:style-name="T3">WinRT:</text:span><text:tab/>Windows Runtime Platform. <text:s text:c="4"/>The framework that executes CLR and other native executables ( like "old" windows programs or non .NET apps).</text:p>
      <text:p text:style-name="P2"><text:span text:style-name="T3">UWP:</text:span><text:tab/>Universal Windows Platform is an API introduced in Windows 10. The purpose <text:s/>is to help develop universal apps that run on Windows 10, Windows 10 Mobile, Xbox One and HoloLens without the need to be re-written for each.</text:p>
      <text:p text:style-name="P2"><text:span text:style-name="T3">XAML:</text:span> <text:s text:c="6"/>XAML, which stands for <text:span text:style-name="T9">eXtensible Application Markup Language</text:span>, is Microsoft's variant of XML for describing a GUI.</text:p>
      <text:p text:style-name="P9"><text:s/></text:p>
      <text:p text:style-name="P3">Other Frameworks</text:p>
      <text:p text:style-name="P5">(For desktops and mobiles using web tools)</text:p>
      <text:p text:style-name="P2"><text:span text:style-name="T3">Electron:</text:span> <text:s text:c="3"/>Electron (formerly known as Atom Shell) is an open-source framework created and maintained by GitHub. It allows for the development of desktop GUI applications using front and back end components originally developed for web applications: Node.js runtime for the backend and Chromium for the frontend.</text:p>
      <text:p text:style-name="P2"><text:span text:style-name="T2">Chromium:</text:span>The Chromium Embedded Framework (CEF) is an open source framework for embedding a web browser engine based on the Chromium core. It allows developers to add web browser control and implement an HTML5-based layout GUI in a desktop application or to provide web browser capabilities to a software application or game, and provides the infrastructure for developers to add HTML rendering and JavaScript to a C++ project.</text:p>
      <text:p text:style-name="P2"><text:span text:style-name="T3">Iconic:</text:span><text:span text:style-name="T2"> </text:span><text:s text:c="2"/><text:tab/>Ionic is a complete open-source SDK for hybrid mobile app development. The original version was released in 2013 and built on top of AngularJS and Apache Cordova. The more recent releases, known as Ionic 3 or simply "Ionic", are built on Angular</text:p>
      <text:p text:style-name="P3"><text:soft-page-break/></text:p>
      <text:p text:style-name="P3">Data Serialization Languages</text:p>
      <text:p text:style-name="P5">(used to transfer data in defined format between systems, or for storage)</text:p>
      <text:p text:style-name="P2"><text:span text:style-name="T2">XML:</text:span><text:span text:style-name="T6"> <text:tab/></text:span><text:span text:style-name="T10">Extensible Markup Language</text:span><text:span text:style-name="T6"> is a markup language that defines a set of rules for encoding documents in a format that is both human-readable and machine-readable. (W3)</text:span></text:p>
      <text:p text:style-name="P2"><text:span text:style-name="T2">JSON:</text:span><text:span text:style-name="T6"><text:tab/>In computing, JavaScript Object Notation or JSON is an open-standard file</text:span><text:span text:style-name="T10"> lightweight</text:span><text:span text:style-name="T6"> format that uses human-readable text to transmit data objects consisting of attribute–value pairs and array data types. Based on way Javascript objects are defined.</text:span></text:p>
      <text:p text:style-name="P12"><text:tab/>JSON is built on two structures:</text:p>
      <text:p text:style-name="P12"><text:tab/>- A collection of name/value pairs. In various languages, this is realized as an object, record, struct, dictionary, hash table, keyed list, or associative array.</text:p>
      <text:p text:style-name="P12"><text:tab/>-An ordered list of values. In most languages, this is realized as an array, vector, list, or sequence.</text:p>
      <text:p text:style-name="P7">YAML:<text:tab/><text:span text:style-name="T6">YAML is a human-readable data serialization language. It is commonly used for </text:span><text:span text:style-name="T6">configuration files, but could be used in many applications where data is being stored or transmitted.</text:span></text:p>
      <text:p text:style-name="P2"><text:span text:style-name="T2">SOAP:</text:span><text:span text:style-name="T6"><text:tab/>(Simple Object Access Protocol) is a messaging protocol specification for exchanging </text:span><text:span text:style-name="T6">structured information in the implementation of web services in computer networks. Unlike REST it relies on tight client-server binding.</text:span></text:p>
      <text:p text:style-name="P2"><text:span text:style-name="T2">PHPs:</text:span><text:span text:style-name="T6"><text:tab/>PHP serialize(). Converts data to transfer to (from) storage.</text:span></text:p>
      <text:p text:style-name="P38"/>
      <text:p text:style-name="P3">REST API Tools</text:p>
      <text:p text:style-name="P5">(REpresentational State Transfer)</text:p>
      <text:p text:style-name="P2"><text:span text:style-name="T2">Swagger.io:</text:span><text:span text:style-name="T6"> Site concerned with REST API standards (OpenAPI) and tools.</text:span></text:p>
      <text:p text:style-name="P2"><text:span text:style-name="T2">Swagger Editor:</text:span><text:span text:style-name="T6"><text:tab/>An editor for specifying API – is translated to </text:span><text:span text:style-name="T10">YAML</text:span><text:span text:style-name="T6"> for consumption by Codegen and UI.</text:span></text:p>
      <text:p text:style-name="P2"><text:span text:style-name="T2">Swagger Codegen: </text:span><text:span text:style-name="T6">Set of tools to create web server (for any langauge) and web page (in any language) that implements the API. <text:tab/></text:span></text:p>
      <text:p text:style-name="P2"><text:span text:style-name="T2">Swagger UI:</text:span><text:span text:style-name="T6"> Tool to create a UI that allows the API to be tested by potential users. For each API endpoint it outlnes the request format and requirements and the response format. It <text:s/></text:span></text:p>
      <text:p text:style-name="P2"><text:span text:style-name="T2">SwaggerHub:</text:span><text:span text:style-name="T6"> <text:s/>Collection of above tools (and more) for teams (paid).</text:span></text:p>
      <text:p text:style-name="P2"><text:span text:style-name="T2">OpenAPI:</text:span><text:span text:style-name="T6"><text:tab/>The OpenAPI Specification, </text:span><text:span text:style-name="T10">originally known as the Swagger Specification</text:span><text:span text:style-name="T6">, is a specification for machine-readable interface files for describing, producing, consuming, and visualizing RESTful web services.</text:span></text:p>
      <text:p text:style-name="P3"/>
      <text:p text:style-name="P3">Common public APIs</text:p>
      <text:p text:style-name="P9"><text:span text:style-name="T2">AWS:</text:span><text:tab/>Amazon Web Services.</text:p>
      <text:p text:style-name="P9"><text:span text:style-name="T2">Firebase:</text:span><text:tab/><text:span text:style-name="T9">Google hosted </text:span>noSQL document-oriented database (db unknown,maybe MongoDB)</text:p>
      <text:p text:style-name="P9"><text:tab/>In fact <text:span text:style-name="T2">Firebase</text:span> is a suite of Backend As A Service (Baas) providing a rangle of developmnet tools including authentication, messaging and database.</text:p>
      <text:p text:style-name="P9"/>
      <text:p text:style-name="P3">NoSQL</text:p>
      <text:p text:style-name="P9"><text:span text:style-name="T2">GraphQL:</text:span><text:tab/>Toolset to frame data queries a graphs.</text:p>
      <text:p text:style-name="P9"><text:span text:style-name="T2">MondoDB: </text:span>Open source noSQL document-oriented database.</text:p>
      <text:p text:style-name="P2"><text:span text:style-name="T3">CouchDB:</text:span> <text:tab/>Database that uses JSON for documents, JavaScript for MapReduce queries, and regular HTTP for an API.</text:p>
      <text:p text:style-name="P2"><text:span text:style-name="T2">GemFire:<text:tab/></text:span>Distributed data management platform providing dynamic scalability, high performance, and database-like persistence.</text:p>
      <text:p text:style-name="P2"><text:span text:style-name="T3">Redis:</text:span><text:tab/>Data structure (in memory) server wherein keys can contain strings, hashes, lists, sets, <text:soft-page-break/>and sorted sets.</text:p>
      <text:p text:style-name="P2"/>
      <text:p text:style-name="P3">Caching Systems</text:p>
      <text:p text:style-name="P9"><text:span text:style-name="T2">Memcached:</text:span><text:span text:style-name="T17"> </text:span>The system uses a client–server architecture. The servers maintain a key–value associative array; the clients populate this array and query it by key. Keys are up to 250 bytes long and values can be at most 1 megabyte in size.</text:p>
      <text:p text:style-name="P9"><text:span text:style-name="T2">Redis:</text:span><text:tab/>Data structure (in memory) server wherein keys can contain strings, hashes, lists, sets, and sorted sets.</text:p>
      <text:p text:style-name="P9"/>
      <text:p text:style-name="P9"/>
      <text:p text:style-name="P3">Software Patterns</text:p>
      <text:p text:style-name="P6">(Computer Science - abstract solutions to common design problems/situations.</text:p>
      <text:p text:style-name="P6">A recipe for solving a certain problem using a particular organization of code)</text:p>
      <text:p text:style-name="P10"><text:tab/>Note: Software is often explained or described in terms of the pattern(s) it implements. It is expected that practicioners are aware of the concept of a pattern, and also have knowledge of the most common patterns. This greately reduces the conversation.</text:p>
      <text:p text:style-name="P8">MVC:<text:tab/></text:p>
      <text:p text:style-name="P8">Dependency Injection: <text:span text:style-name="T6">It's a coding pattern in which a class receives its dependencies (other classes) from external sources (eg via parameters to the constructor) rather than creating them itself.</text:span></text:p>
      <text:p text:style-name="P8">Singleton:</text:p>
      <text:p text:style-name="P8">Observer:</text:p>
      <text:p text:style-name="P8">Composite:</text:p>
      <text:p text:style-name="P8">Interpretor:</text:p>
      <text:p text:style-name="P8">Iterator:</text:p>
      <text:p text:style-name="P8">Strategy:</text:p>
      <text:p text:style-name="P8">Visitor:</text:p>
      <text:p text:style-name="P8">Command:</text:p>
      <text:p text:style-name="P8">Null Object:</text:p>
      <text:p text:style-name="P8"/>
      <text:p text:style-name="P2"><text:span text:style-name="T8"><text:s/></text:span></text:p>
      <text:p text:style-name="P3">Parsing</text:p>
      <text:p text:style-name="P11">Parsers for computer languages have one task: to turn statements</text:p>
      <text:p text:style-name="P11">in the language into parse trees. Computer languages are designed to be unambibious</text:p>
      <text:p text:style-name="P11">or "context-free", meaning that every legal statement can have only one parse-tree. </text:p>
      <text:p text:style-name="P11">A statement most useful languages can either be a statement or a block (list) of statements. </text:p>
      <text:p text:style-name="P11"/>
      <text:p text:style-name="P10">The parser can be organised to provide outputs like:</text:p>
      <text:list xml:id="list6600730898274118762" text:style-name="L1">
        <text:list-item>
          <text:p text:style-name="P48">Recognise if a statement is legal (or contains syntax errors)</text:p>
        </text:list-item>
        <text:list-item>
          <text:p text:style-name="P48">Create a full parse tree for a statement (or block).</text:p>
        </text:list-item>
        <text:list-item>
          <text:p text:style-name="P48">Provide output such as evaluating math or boolean expressions directly</text:p>
        </text:list-item>
        <text:list-item>
          <text:p text:style-name="P48">Provide output such as code in a target language.</text:p>
          <text:p text:style-name="P48"/>
          <text:p text:style-name="P52">Once the parse tree is created, each node represents primitive in the grammar that is easily evaluated in isolation (eg like 2+3). By traversing the elements are evaluated and joined in he correct order (eg like (7/4)*(2+3)/(8-6)). Similarly if the output was code fragments, they would be output in the correct order to achieve what the more complex statement intended. </text:p>
        </text:list-item>
      </text:list>
      <text:p text:style-name="P44"/>
      <text:p text:style-name="P44">There are several ways (algorithms) to parse statements. The main objective is speed. The algorithms differ in the way they construct the parse tree, which in simple terms can be top-down or bottom-up. Computer languages are designed to be <text:span text:style-name="T9">"context-free" ...</text:span> a statement in the language has <text:soft-page-break/>only one possible meaning (is <text:span text:style-name="T9">unambiguous</text:span>) irrespective of its context (unlike spoken langauges). Context Free Grammars (CFGs) are designed so that potential ambiguities in individual statements (sentences) are eliminated by "peeking" ahead 0, <text:s/>or 1, or ... n tokens, and also via precedence and associativity rules. CFG(n) where {n &gt;= 0} grammar requires the parser look ahead at most 'n' tokens. Most common computer langauges are expressed as CFG(1) grammars, requiring the parser to lookahead at most 1 token to resolve possible ambiguities. For example an expression parser needs to look ahead one token to properly parse 2+5*6 to arrive at 2*(5*6) rather than (2+5)*6. Since around 2004, PEG have emerged (see below) whose grammar rules are constructed so as to avoid ALL ambibuity results in no lookahead and simpler parsers. </text:p>
      <text:p text:style-name="P44"/>
      <text:p text:style-name="P44">The most common strategies for parsing are listed below. </text:p>
      <text:p text:style-name="P53">Top down:</text:p>
      <text:p text:style-name="P44"/>
      <text:p text:style-name="P53">Shunt-yard:</text:p>
      <text:p text:style-name="P44"/>
      <text:p text:style-name="P53">Operator-precedence:</text:p>
      <text:p text:style-name="P44"/>
      <text:p text:style-name="P53">Shift-Reduce:</text:p>
      <text:p text:style-name="P44"/>
      <text:p text:style-name="P53">Parsing Expression Grammar (PEG):</text:p>
      <text:p text:style-name="P44">Grammars can be ambigious or needs parser intervention to resolve ambibuities. PEG grammars avoid ambibuity via grammar rules that accept the first match of posible matches (rather than requiring the parser to look ahead and possibly backtrack). For example a|ab will never match 'ab' because the first 'a' is always accepted first. This results in simpler parsers. <text:s text:c="3"/></text:p>
      <text:p text:style-name="P44"><text:a xlink:type="simple" xlink:href="https://github.com/PhilippeSigaud/Pegged/wiki/PEG-Basics" text:style-name="Internet_20_link" text:visited-style-name="Visited_20_Internet_20_Link">https://github.com/PhilippeSigaud/Pegged/wiki/PEG-Basics</text:a></text:p>
      <text:p text:style-name="P44"/>
      <text:p text:style-name="P10"/>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8H28M44S</meta:editing-duration>
    <meta:editing-cycles>45</meta:editing-cycles>
    <meta:generator>OpenOffice/4.1.4$Win32 OpenOffice.org_project/414m5$Build-9788</meta:generator>
    <dc:date>2018-07-11T08:03:41.81</dc:date>
    <dc:creator>Brendan Curtin</dc:creator>
    <meta:document-statistic meta:table-count="0" meta:image-count="0" meta:object-count="0" meta:page-count="8" meta:paragraph-count="202" meta:word-count="3252" meta:character-count="21222"/>
    <meta:user-defined meta:name="Info 1"/>
    <meta:user-defined meta:name="Info 2"/>
    <meta:user-defined meta:name="Info 3"/>
    <meta:user-defined meta:name="Info 4"/>
  </office:meta>
</office:document-meta>
</file>